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list xml:id="list606197753465449934" text:style-name="L1">
        <text:list-item>
          <text:p text:style-name="P8">Visualizar el script de creación de tablas jardineria-oracle.sql. Añade las DROP. <text:s/>Ejecuta el script.</text:p>
          <text:p text:style-name="P8"/>
        </text:list-item>
        <text:list-item>
          <text:p text:style-name="P8">Consultar el código de empleado y el<text:span text:style-name="T1"> número</text:span> de clientes al que atiende cada representante de ventas. Las cabeceras serán respectivamente “Código del Empleado” y “Clientes que atiende”</text:p>
          <text:p text:style-name="P8"/>
        </text:list-item>
        <text:list-item>
          <text:p text:style-name="P8">Listar el nombre de los clientes que hayan hecho pedidos en 2008.</text:p>
          <text:p text:style-name="P8"/>
        </text:list-item>
        <text:list-item>
          <text:p text:style-name="P8">Visualizar los clientes que residan en la misma ciudad donde hay una oficina, indicando dónde está la oficina.</text:p>
          <text:p text:style-name="P8"/>
        </text:list-item>
        <text:list-item>
          <text:p text:style-name="P8">Sacar cuál fue el cliente que hizo el pago con mayor cuantía y el que hizo el pago con menor cuantía.</text:p>
          <text:p text:style-name="P8"/>
        </text:list-item>
        <text:list-item>
          <text:p text:style-name="P8"><text:s/>Crea un procedimiento que añada un campo salario y un campo comisión a la tabla empleados. Inserta los diferentes valores para el salario dependiendo de su puesto: </text:p>
          <text:list>
            <text:list-item>
              <text:p text:style-name="P8">Si es “Secretaria” el salario será 1100€</text:p>
            </text:list-item>
            <text:list-item>
              <text:p text:style-name="P8">Si es “Director Oficina” el salario será 1500 €. </text:p>
            </text:list-item>
            <text:list-item>
              <text:p text:style-name="P8">Si es “Subdirector Marketing” o “Subdirector Ventas” el salario será 1800 €. </text:p>
            </text:list-item>
            <text:list-item>
              <text:p text:style-name="P8">Si es “Representante Ventas” el salario será 1700 €.</text:p>
            </text:list-item>
            <text:list-item>
              <text:p text:style-name="P8">Si es “Director General” el salario será 2200 €.</text:p>
              <text:p text:style-name="P8"/>
            </text:list-item>
          </text:list>
          <text:p text:style-name="P8">Todos los empleados tendrán como valor del campo comisión, 0.</text:p>
          <text:p text:style-name="P8"/>
        </text:list-item>
        <text:list-item>
          <text:p text:style-name="P8"><text:s/>Crear un disparador (trigger) que controle antes de modificar el salario de un empleado si su salario es superior a 3000. </text:p>
          <text:p text:style-name="P8">Si es así, su comisión será del 2% y si no se será un 5%.</text:p>
          <text:p text:style-name="P8">Comprueba si funciona modificando a un empleado su salario a 5000 y después su salario a 2000. </text:p>
          <text:p text:style-name="P8"/>
        </text:list-item>
        <text:list-item>
          <text:p text:style-name="P8">Crea un trigger que cuando se borre una oficina cambie en la tabla empleados aquellos</text:p>
          <text:p text:style-name="P8"><text:s/>registros cuyo código de oficina es la de la oficina borrada.</text:p>
          <text:p text:style-name="P8"><text:s/>Comprueba que funciona correctamente.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45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3-04-15T17:30:14.55</meta:creation-date>
    <meta:editing-cycles>40</meta:editing-cycles>
    <meta:editing-duration>PT5H44M53S</meta:editing-duration>
    <meta:initial-creator>Blanca I-I</meta:initial-creator>
    <dc:date>2016-05-16T11:33:57</dc:date>
    <dc:creator>B. I-I </dc:creator>
    <meta:document-statistic meta:table-count="1" meta:image-count="1" meta:object-count="0" meta:page-count="1" meta:paragraph-count="22" meta:word-count="280" meta:character-count="1762"/>
    <meta:user-defined meta:name="Info 1"/>
    <meta:user-defined meta:name="Info 2"/>
    <meta:user-defined meta:name="Info 3"/>
    <meta:user-defined meta:name="Info 4"/>
  </office:meta>
</office:document-meta>
</file>